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 style:data-style-name="N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99"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1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10"/>
        <table:table-column table:style-name="co7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number-columns-repeated="243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float" office:value="12345.6789">
            <text:p>12345,68</text:p>
          </table:table-cell>
          <table:table-cell table:formula="oooc:=[.C4]" office:value-type="float" office:value="12345.6789">
            <text:p>12345,68</text:p>
          </table:table-cell>
          <table:table-cell office:value-type="float" office:value="12345.6789">
            <text:p>12345,6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00000">
            <text:p>1200000</text:p>
          </table:table-cell>
          <table:table-cell table:formula="oooc:=[.C5]" office:value-type="float" office:value="1200000">
            <text:p>1,20E+006</text:p>
          </table:table-cell>
          <table:table-cell table:style-name="ce5" office:value-type="float" office:value="1200000">
            <text:p>1,20E+06</text:p>
          </table:table-cell>
          <table:table-cell table:style-name="ce5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89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1">
            <text:p>0,1</text:p>
          </table:table-cell>
          <table:table-cell table:formula="oooc:=[.C7]" office:value-type="percentage" office:value="0.1">
            <text:p>10,00%</text:p>
          </table:table-cell>
          <table:table-cell table:style-name="ce6" office:value-type="percentage" office:value="0.1">
            <text:p>10%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8]" office:value-type="boolean" office:boolean-value="true">
            <text:p>ИСТИНА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ЛОЖЬ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10]=[.D10]" office:value-type="boolean" office:boolean-value="true">
            <text:p>ИСТИНА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ЛОЖ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38032">
            <text:p>38032</text:p>
          </table:table-cell>
          <table:table-cell table:formula="oooc:=[.C12]" office:value-type="date" office:date-value="2004-02-15">
            <text:p>15.02.04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,6789</text:p>
          </table:table-cell>
          <table:table-cell table:formula="oooc:=[.C15]&amp;&quot; is &quot;&amp;[.D15]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5" office:value-type="float" office:value="1200000">
            <text:p>1,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,1</text:p>
          </table:table-cell>
          <table:table-cell table:formula="oooc:=[.C18]&amp;&quot; is &quot;&amp;[.D18]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6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12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0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00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000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0000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00000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0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00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000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0000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20000000000000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15">
            <text:p>1,20E+015</text:p>
          </table:table-cell>
          <table:table-cell table:formula="oooc:=[.D39]" office:value-type="float" office:value="1.2E+015">
            <text:p>1,2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,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16">
            <text:p>1,20E+016</text:p>
          </table:table-cell>
          <table:table-cell table:formula="oooc:=[.D40]" office:value-type="float" office:value="1.2E+016">
            <text:p>1,2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,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17">
            <text:p>1,20E+017</text:p>
          </table:table-cell>
          <table:table-cell table:formula="oooc:=[.D41]" office:value-type="float" office:value="1.2E+017">
            <text:p>1,2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,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18">
            <text:p>1,20E+018</text:p>
          </table:table-cell>
          <table:table-cell table:formula="oooc:=[.D42]" office:value-type="float" office:value="1.2E+018">
            <text:p>1,2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,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19">
            <text:p>1,20E+019</text:p>
          </table:table-cell>
          <table:table-cell table:formula="oooc:=[.D43]" office:value-type="float" office:value="1.2E+019">
            <text:p>1,2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,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E+020">
            <text:p>1,20E+020</text:p>
          </table:table-cell>
          <table:table-cell table:formula="oooc:=[.D44]" office:value-type="float" office:value="1.2E+020">
            <text:p>1,2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,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float" office:value="1.2E+021">
            <text:p>1,20E+021</text:p>
          </table:table-cell>
          <table:table-cell table:formula="oooc:=[.D45]" office:value-type="float" office:value="1.2E+021">
            <text:p>1,2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,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float" office:value="1.234E+019">
            <text:p>1,23E+019</text:p>
          </table:table-cell>
          <table:table-cell table:formula="oooc:=[.D46]" office:value-type="float" office:value="1.234E+019">
            <text:p>1,23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,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.234E+020">
            <text:p>1,23E+020</text:p>
          </table:table-cell>
          <table:table-cell table:formula="oooc:=[.D47]" office:value-type="float" office:value="1.234E+020">
            <text:p>1,23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,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float" office:value="-1.234E+019">
            <text:p>-1,23E+019</text:p>
          </table:table-cell>
          <table:table-cell table:formula="oooc:=[.D48]" office:value-type="float" office:value="-1.234E+019">
            <text:p>-1,23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,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1.234E+020">
            <text:p>-1,23E+020</text:p>
          </table:table-cell>
          <table:table-cell table:formula="oooc:=[.D49]" office:value-type="float" office:value="-1.234E+020">
            <text:p>-1,23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,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,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,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,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,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,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E+20</text:p>
          </table:table-cell>
          <table:table-cell table:formula="oooc:=&quot;Str &quot;&amp;[.D70]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,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,2E+21</text:p>
          </table:table-cell>
          <table:table-cell table:formula="oooc:=&quot;Str &quot;&amp;[.D71]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,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,234E+019">
            <text:p>Str 1,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,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34E+20</text:p>
          </table:table-cell>
          <table:table-cell table:formula="oooc:=&quot;Str &quot;&amp;[.D73]" office:value-type="string" office:string-value="Str 1,234E+020">
            <text:p>Str 1,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,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,234E+019">
            <text:p>Str -1,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,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,234E+20</text:p>
          </table:table-cell>
          <table:table-cell table:formula="oooc:=&quot;Str &quot;&amp;[.D75]" office:value-type="string" office:string-value="Str -1,234E+020">
            <text:p>Str -1,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,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,6789</text:p>
          </table:table-cell>
          <table:table-cell table:formula="oooc:=CONCATENATE([.C78];&quot; is &quot;;[.D78])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5" office:value-type="float" office:value="12000000000">
            <text:p>1,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,1</text:p>
          </table:table-cell>
          <table:table-cell table:formula="oooc:=CONCATENATE([.C81];&quot; is &quot;;[.D81])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6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8" office:value-type="date" office:date-value="2004-02-15">
            <text:p>15.02.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7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7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5]=[.D85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6]=[.D86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,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,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,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,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,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,2E+20</text:p>
          </table:table-cell>
          <table:table-cell table:formula="oooc:=CONCATENATE(&quot;Str &quot;;[.D107])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,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,2E+21</text:p>
          </table:table-cell>
          <table:table-cell table:formula="oooc:=CONCATENATE(&quot;Str &quot;;[.D108])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,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 table:number-rows-repeated="6542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3.11.2007</text:date>, <text:time>18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8:42:44</dc:date>
    <meta:editing-cycles>3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